
<file path=META-INF/manifest.xml><?xml version="1.0" encoding="utf-8"?>
<manifest:manifest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automatic-styles/>
  <office:body>
    <office:text>
      <text:p>नमस्कार पळोवया प्रायम खबरो</text:p>
      <text:p>कोळशा आड वावूरपी एक्टिव्हिस्टांचो एजेन्डा वेगळोच सरकाराक इंटेलिजन्स रिपोर्ट मुरगांवां प्रदुशण देंवलां एमपीटीन क्रूझ टूरिझम वाडोवचें मुख्यमंत्री उलयलो मिडियाकडेन.</text:p>
      <text:p>विज्ञान तंत्रज्ञान खात्याकडेन आशिल्ले कोयरा विल्याचो विशय हाताळपाचे सगळे अधिकार कोयर वेवस्थापन म्हामंडळाक पंचायतींक आतां कोयराविल्याक 9 लाखांमेरेन फंड.</text:p>
      <text:p>आदलो प्रिन्सीपल मायन्स सेक्रेटरी यदुवंशीच्या काळांत लिज रिनिव्हलाक डिले कंडोन केल्ले 16 केशींनी मायन्स सेक्रेटरीक विचारलेंच ना एसआयटी तपासता तेन्नाच्या मुख्यमंत्र्याचो दबाव</text:p>
      <text:p>जीसीसीआयचो गोंयच्या न्हंयांच्या राष्ट्रीयीकरणाक तेंको राष्ट्रीयीकरण बरी गजाल न्हंयाचे ड्रॅजिंगाक विरोध सारको न्ही ड्रॅजिंग खंय उद्देग आनी नुस्तेंकारांचेय बऱ्याक</text:p>
      <text:p>48साव्या इफ्फीचें उक्तावण करतलो शाहरूख खान गोंयचे इफ्फीचे उक्तावणाची शाहरुख खानाची तिसरी फावट बियॉण्ड क्लाव्ड्सान इफ्फी सुरु अमिताभ बच्चनपर्सनिलीटी ऑफ द इयर.</text:p>
      <text:p>रॅस्टॉरंटांनी खाणजेवण जावंक जाय सवाय रॅस्टॉरंटांक देंवयिल्लो जीएसटी आजसावन लागू 18 ते 12 टक्क्यांवेल्यान 5 टक्क्यांचेर आतां रॅस्टॉरंटांनी टॅरिफ देंवोवप चुकना.</text:p>
      <text:p>आनी</text:p>
      <text:p>बीच व्हॉलीबॉल पुलीस कप सर्तींत क्रिस्टीस्टेफी चलयांचे गटांत वस्ताद</text:p>
      <text:p>कोळशा आड वावूरपी एक्टिव्हिस्टांचो एजेन्डा वेगळोच आसा असो इंटेलिजन्स रिपोर्ट आयला म्हूण बुधवारा मुख्यमंत्री पर्रीकार मिडियाकडेन उलयलो. एमपीटीक धंदो जाय. मात ताणी खंय चुकीच्या धंद्यांत हात घालो. एमपीटीन क्रुज व्हॅसल वाडोवचीं म्हूण पर्रीकाराची सुचोवणी. एमपीटीलागसार एप्रिलांत वाडिल्लें प्रदूशण ऑक्टोबरमेरेन बरेंपैकीं नियंत्रणांत आयलां म्हूण ताणे डाटाय मिडियाक दिलो. एमपीटींत खंय कोळसो हाडूंक दिवपी कॉंग्रेस</text:p>
      <text:p>विज्ञान तंत्रज्ञान खात्याकडेन आशिल्ले कोयरा विल्याचो विशय हाताळपाचे सगळे अधिकार कोयर वेवस्थापन म्हामंडळाक दिल्यात. कोयरा वेवस्थापनाचें सगळें काम म्हामंडळ सांबाऴटलें. बुधवारा मंत्रीमंडळाचो निर्णय जालो. गोवा भूयेणावळ वळखपत्र आनी संबंदित प्रमाणपत्र नेम अधिसूचीत करपाचोय निर्णय जाला. पंचायतींक कोयराविल्याचो फंड णव लाख रुपयांमेरेन वाडोवपाचोय सरकाराचो विचार चल्ला.</text:p>
      <text:p>उद्देजकांची संघटना जीसीसीआयन गोंयच्या न्हंयांच्या राष्ट्रीयीकरणाक तेंको दिला. न्हयांचे राष्ट्रीयकरण करप ही बरी गजाल म्हूण उद्देजकांचे हे संघटनेची भुमिका. जीसीसीआय म्हण्टा न्हंयाचे ड्रॅजिंग करपाक जावपी विरोध सारको न्ही. प्रत्येक गजालीक वोगीच विरोध करचो न्ही. ड्रॅजिंग केल्यार ताचो फायदो खंय उद्देग आनी नुस्तेकारांकूय जातलो.</text:p>
      <text:p>आदलो प्रिन्सीपल मायन्स सेक्रेटरी यदुवंशीच्या काळांत 40 मायनिंग लिजांचे रिनिव्हलाक डिले कंडोन केल्ल्या 16 केशींनी ताणे मायन्स सेक्रेटरीचें मत घेतलें ना. मायन्स सेक्रेटरीचो डिले कंडोन करुंक खंय विरोध आशिल्लो. एसआयटीन बुधवारा यदुवंशीक हाचेर बरोच उजरायलो. यदुवंशीचेर तेन्नाचो मुख्यमंत्री आनी मायन्स मिनिस्टर दिगंबर कामतीचो दबाव आशिल्लो काय तें एसआयटी तपासता. ताका ब्रेस्तारा परत आपयला</text:p>
      <text:p>घेवया कमर्शियल ब्रेक</text:p>
      <text:p>हॉलिवूड स्टार शाहरुख खान 48साव्या इफ्फीचें उक्तावण करतलो. गोंयचे इफ्फीचे उक्तावण करपाची शाहरुख खानाची ही तिसरी फावट. अंदुचो इफ्फी 20 नोव्हेंबर ते 28 नोव्हेंबरमेरेन चलतलो. इफ्फीच्या उक्तावणा उपरांत इराणीयन फिल्म बियॉण्ड क्लाव्ड्साचे स्क्रीनिंग जातलें. अंदूचे इफ्फीक महानायक अमिताभ बच्चनाक पर्सनिलीटी ऑफ द इयर पुरस्कारान भौमानित करतले.</text:p>
      <text:p>कला संस्कृती खात्यान घेतिल्ले कार्यशाळेत गोंयच्या कलाकारांनी केल्ल्यो हस्तकलाकृती पणजे वेगवेगळ्या जंक्शनांवेले सुवातींनी बसयतात. कल्पना कला आनी संस्कृती खात्याची. कलाकृती बसोवपाचें काम जीएसआयडीसी करता. शारांतल्या स सुवातींनी ह्यो कलाकृती बसयतात. प्रॉजेक्टाचो खर्च देडेक कोटी. फुडें इडिसी पाट्यारूय अशोच पांच कलाकृती बसोवपाचो विचार चल्ला.</text:p>
      <text:p>लोकांनी विरोध कोळश्याचे प्रदुषणाक करचो कोळशाक न्ही म्हूण मुख्यमंत्री पर्रीकारान खुलासो केला. कोळसोच नाका म्हण्टल्यांनी लायट वापरची न्ही म्हूण पर्रीकारान सोमारा मडगावां स्टेटमेंट केल्लो. 24 वरांभितर आपल्या त्या स्टेटमॅन्टाचो मतितार्थ पणजे सायबरएज स्किमीचे लँपटाँप वाट्टना ताणे सांगलो. सगलीं कोफुसांवां खंय मिडिया करता</text:p>
      <text:p>घेवया कमर्शियल ब्रेक</text:p>
      <text:p>रॅस्टॉरंटांनी खाणजेवण आतां मात्शें सवाय जावंक जाय. रॅस्टॉरंटांक देंवयिल्लो जीएसटी आजसावन लागू. फायव्ह स्टारांचीं रॅस्टॉरंटां सोडल्यार बाकीचे रॅस्टॉरंटांनी खाणाजेवणाचेर लागपी 18%जीएसटी देंवोवन रॅस्टॉरंटांक 5 टक्के स्लॅबांत घाल्यांत. एसी नॉन एसी रेस्टॉरंट आसूं वा टेक अवे एकूच टॅक्स. गिरायकांक इन्पुट क्रॅडिटाचो लाव दिनासतना रॅस्टॉरंटवाल्यांनी चार म्हयने काडले. आतां मात टॅरिफ देंवलें ना जाल्यार एक्शन.</text:p>
      <text:p>केरी चोर्ला घाटांत बारीक मोठे एक्सिडंट नित्याचे. मात बऱ्या वायट प्रसंगाक 108 आपयतले जाल्यार थंय रेंज मेळना. एक एकदा मोठो एक्सिडंट जालो जाल्यार वेळार आकांत. गाडयेन सकल वचपी लोक वयर घाटार एक्सिडंट जाला म्हूण कळयले उपरांत 108 आनी पुलीस सुवातेर पावतात. मंगळारा असोच एका ट्रकाचो एक्सिडंट जालो आनी 108 पावली उसरां.</text:p>
      <text:p>उपजिल्लोधिकाऱ्यान सांगूनूय वाळपय पालिका मुद्दम हातवाडा शिवाजी जंक्शनाकडल्या पुतळ्याची साफसफाई करिना म्हूण शिवप्रेमी आनी हिंदु संघटनांचो आरोप. पालिकेन पुतळ्याची सोडून बाकीची सुवात खंय नितळ केल्या. शिवाजी महाराज गोंयात आयिल्ले ताका 19 तारखेर साडेतिनशें वर्सां जातात. ते निमतान सरकार कार्यावळी करता. वाळपय मात शिवाजीक रेस्पेत ना.</text:p>
      <text:p>घेवया कमर्शियल ब्रेक</text:p>
      <text:p>केन्नाच फटिंगपणा करूं नाकात शिस्त आसप केन्नाय बरी मुख्यमंत्री पर्रीकाराचो बालदिसा पणजे बालभवनांत भुरग्यांकडेन संवाद जालो. भुरग्यांनी उलयतां उलयतां मुख्यमंत्री भुरगेपणांत पिक्चरां कसलीं पळयतालो ताचीय हळूच फिरकी घेतली. ताचेर पर्रीकारान भुरगेपणांतल्यो चार गजालीय सांगल्यो. मुळाव्यां शाळांतल्या शिक्षणाची क्वालिटी खंय हालींबरीच देंवल्या. भुरग्यांचे पस्न हलके फुलके आपल्यो जापो जड वचच्योना हाची जतनाय घेवपाचे मुख्यमंत्र्यान आपले पद्धतीन यत्न केले</text:p>
      <text:p>मोलें एनीमल हजबंड्री फार्मावेल्या 12 कामगारांक काडल्यार 11 म्हयने जाले. हे कामगार खंय फाटली 12 वर्सा जाली थंय काम करतात. सत्तरी कोपार्डेच्याय कांय कामगारांचो हातूंत आस्पाव आसा. 12 वर्सा प्रामणीकपणान काम करुनूय सरकार अन्याय करता म्हूण तांचो बोवाळ पडला. मुख्यमंत्री पर्रीकारान लक्ष घालचे म्हूण ते मागतात.मोलें फार्मविवेक</text:p>
      <text:p>आतां पऴोवया गोंयच्या बाकीच्या वाठारांतल्यो कांय खबरो</text:p>
      <text:p>घेवया कमर्शियल ब्रेक</text:p>
      <text:p>मंगळारा सांजे बेती फेरयेकडेन घे म्हूण पेडवे पडले. फेरयेतल्या लोकाचीं होच चान्स धरून मेळटा त्यो पिशव्यो आनी आयदनांनी पेडव्यांच्यो राशी एकठांय करूंक झुंबड पडली. हो व्हिडीयो सद्या सोशल मिडीयाचेरुय बरोच व्हायरल जाता.</text:p>
      <text:p>हें बुलॅटिन हांगांच सोंपता ह्यो खबरो तुमकां प्रुडंट वॉट्सॅप ट्विटर फेसबूक आनी प्रुडंट व्हॅबसायटीचेर लायव्ह मेळटात प्रुडंटाक फॉलो करात नमस्कार</text:p>
    </office:text>
  </office:body>
</office:document-content>
</file>

<file path=styles.xml><?xml version="1.0" encoding="utf-8"?>
<office:document-styles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meta>
    <meta:generator>ODFPY/1.4.1</meta:generator>
  </office:meta>
</office:document-meta>
</file>